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eldDeserializerBug569.parseField( DefaultJSONParser parser , Object object , Type objectType , Map &lt; String , Object &gt; fieldValu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faultFieldDeserializerBug569.DefaultFieldDeserializerBug569( ParserConfig mapping , Class &lt; ? &gt; clazz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